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1000000B11665C967BDB710DB.png" manifest:media-type="image/png"/>
  <manifest:file-entry manifest:full-path="Pictures/10000000000002A9000000FD7447D4CFE52390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32.875cm" svg:height="7.75cm" svg:x="4.375cm" svg:y="9.75cm">
          <draw:image xlink:href="Pictures/10000000000002D1000000B11665C967BDB710DB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2" draw:text-style-name="P2" draw:layer="layout" svg:width="31.081cm" svg:height="11.085cm" svg:x="2.919cm" svg:y="8.5cm">
          <draw:image xlink:href="Pictures/10000000000002A9000000FD7447D4CFE523907B.png" xlink:type="simple" xlink:show="embed" xlink:actuate="onLoad" draw:mime-type="image/png">
            <text:p/>
          </draw:image>
        </draw:frame>
      </draw:page>
      <draw:page draw:name="page3" draw:style-name="dp1" draw:master-page-name="標準"/>
      <draw:page draw:name="page4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6T16:50:08.082000000</dc:date>
    <meta:editing-duration>PT1H11M39S</meta:editing-duration>
    <meta:editing-cycles>7</meta:editing-cycles>
    <meta:generator>LibreOffice/7.1.4.2$Windows_X86_64 LibreOffice_project/a529a4fab45b75fefc5b6226684193eb000654f6</meta:generator>
    <meta:document-statistic meta:object-count="2"/>
  </office:meta>
</office:document-meta>
</file>